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5cm" fo:min-width="1.9cm"/>
    </style:style>
    <style:style style:name="gr2" style:family="graphic" style:parent-style-name="standard">
      <style:graphic-properties draw:textarea-horizontal-align="justify" draw:textarea-vertical-align="middle" draw:auto-grow-height="false" fo:min-height="0.55cm" fo:min-width="4.3cm"/>
    </style:style>
    <style:style style:name="gr3" style:family="graphic" style:parent-style-name="standard">
      <style:graphic-properties draw:textarea-horizontal-align="justify" draw:textarea-vertical-align="middle" draw:auto-grow-height="false" fo:min-height="0.55cm" fo:min-width="2.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ffffff" draw:textarea-horizontal-align="left" draw:textarea-vertical-align="top" draw:auto-grow-height="false" fo:min-height="2.15cm" fo:min-width="4.3cm"/>
    </style:style>
    <style:style style:name="gr6" style:family="graphic" style:parent-style-name="standard">
      <style:graphic-properties draw:textarea-horizontal-align="justify" draw:textarea-vertical-align="middle" draw:auto-grow-height="false" fo:min-height="0.55cm" fo:min-width="1.9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fill="solid" draw:fill-color="#ffffff" draw:textarea-horizontal-align="left" draw:textarea-vertical-align="top" draw:auto-grow-height="false" fo:min-height="1.55cm" fo:min-width="4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0.5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gr11" style:family="graphic" style:parent-style-name="standard">
      <style:graphic-properties draw:marker-end="Circle_20_unfilled" draw:marker-end-width="0.2cm" draw:marker-end-center="true" draw:textarea-vertical-align="middle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0.55cm" fo:min-width="4.3cm"/>
    </style:style>
    <style:style style:name="gr13" style:family="graphic" style:parent-style-name="standard">
      <style:graphic-properties draw:fill="solid" draw:fill-color="#ffffff" draw:textarea-horizontal-align="left" draw:textarea-vertical-align="top" draw:auto-grow-height="false" fo:min-height="2.55cm" fo:min-width="2.7cm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0.55cm" fo:min-width="2.7cm"/>
    </style:style>
    <style:style style:name="gr15" style:family="graphic" style:parent-style-name="standard">
      <style:graphic-properties draw:fill="solid" draw:fill-color="#ffffff" draw:textarea-horizontal-align="left" draw:textarea-vertical-align="top" draw:auto-grow-height="false" fo:min-height="0.95cm" fo:min-width="4.3cm"/>
    </style:style>
    <style:style style:name="gr16" style:family="graphic" style:parent-style-name="standard">
      <style:graphic-properties draw:fill="solid" draw:fill-color="#ffffff" draw:textarea-horizontal-align="left" draw:textarea-vertical-align="top" draw:auto-grow-height="false" fo:min-height="1.35cm" fo:min-width="4.3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justify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iagramme">
        <draw:custom-shape draw:style-name="gr1" draw:text-style-name="P1" xml:id="id30" draw:id="id30" draw:layer="layout" svg:width="2.4cm" svg:height="1.6cm" svg:x="13.6cm" svg:y="14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4" draw:id="id24" draw:layer="layout" svg:width="2.4cm" svg:height="1.6cm" svg:x="16cm" svg:y="14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9" draw:id="id29" draw:layer="layout" svg:width="2.4cm" svg:height="1.6cm" svg:x="13.6cm" svg:y="12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7" draw:id="id17" draw:layer="layout" svg:width="2.4cm" svg:height="1.6cm" svg:x="16cm" svg:y="12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.8cm" svg:height="0.8cm" svg:x="1.6cm" svg:y="20cm">
          <text:p text:style-name="P1">Habitation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4.8cm" svg:height="0.8cm" svg:x="8.8cm" svg:y="18.4cm">
          <text:p text:style-name="P1">Commerciaux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3.2cm" svg:height="0.8cm" svg:x="0cm" svg:y="22.4cm">
          <text:p text:style-name="P1">Studio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3.2cm" svg:height="0.8cm" svg:x="2.4cm" svg:y="24.8cm">
          <text:p text:style-name="P1">Appartement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3.2cm" svg:height="0.8cm" svg:x="7.2cm" svg:y="20.8cm">
          <text:p text:style-name="P1">Entrepôt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3.2cm" svg:height="0.8cm" svg:x="9.6cm" svg:y="22.4cm">
          <text:p text:style-name="P1">Bureau</text:p>
          <draw:enhanced-geometry svg:viewBox="0 0 21600 21600" draw:type="rectangle" draw:enhanced-path="M 0 0 L 21600 0 21600 21600 0 21600 0 0 Z N"/>
        </draw:custom-shape>
        <draw:custom-shape draw:style-name="gr3" draw:text-style-name="P1" xml:id="id9" draw:id="id9" draw:layer="layout" svg:width="3.2cm" svg:height="0.8cm" svg:x="12cm" svg:y="20.8cm">
          <text:p text:style-name="P1">Commerce</text:p>
          <draw:enhanced-geometry svg:viewBox="0 0 21600 21600" draw:type="rectangle" draw:enhanced-path="M 0 0 L 21600 0 21600 21600 0 21600 0 0 Z N"/>
        </draw:custom-shape>
        <draw:connector draw:style-name="gr4" draw:layer="layout" svg:x1="1.6cm" svg:y1="22.4cm" svg:x2="4cm" svg:y2="20.8cm" draw:start-shape="id1" draw:start-glue-point="0" draw:end-shape="id2" draw:end-glue-point="2" svg:d="M1600 22400v-800h2400v-800" svg:viewBox="0 0 2401 1601">
          <text:p/>
        </draw:connector>
        <draw:connector draw:style-name="gr4" draw:layer="layout" svg:x1="4cm" svg:y1="24.8cm" svg:x2="4cm" svg:y2="20.8cm" draw:start-shape="id3" draw:start-glue-point="0" draw:end-shape="id2" draw:end-glue-point="2" svg:d="M4000 24800v-4000" svg:viewBox="0 0 1 4001">
          <text:p/>
        </draw:connector>
        <draw:connector draw:style-name="gr4" draw:layer="layout" svg:x1="6.4cm" svg:y1="22.4cm" svg:x2="4cm" svg:y2="20.8cm" draw:start-shape="id4" draw:start-glue-point="0" draw:end-shape="id2" draw:end-glue-point="2" svg:d="M6400 22400v-800h-2400v-800" svg:viewBox="0 0 2401 1601">
          <text:p/>
        </draw:connector>
        <draw:connector draw:style-name="gr4" draw:layer="layout" draw:line-skew="-1.2cm" svg:x1="4cm" svg:y1="20cm" svg:x2="16.012cm" svg:y2="16cm" draw:start-shape="id2" draw:start-glue-point="0" draw:end-shape="id5" draw:end-glue-point="2" svg:d="M4000 20000v-3200h12012v-800" svg:viewBox="0 0 12013 4001">
          <text:p/>
        </draw:connector>
        <draw:connector draw:style-name="gr4" draw:layer="layout" svg:x1="8.8cm" svg:y1="20.8cm" svg:x2="11.2cm" svg:y2="19.2cm" draw:start-shape="id6" draw:start-glue-point="0" draw:end-shape="id7" draw:end-glue-point="2" svg:d="M8800 20800v-800h2400v-800" svg:viewBox="0 0 2401 1601">
          <text:p/>
        </draw:connector>
        <draw:connector draw:style-name="gr4" draw:layer="layout" svg:x1="11.2cm" svg:y1="22.4cm" svg:x2="11.2cm" svg:y2="19.2cm" draw:start-shape="id8" draw:start-glue-point="0" draw:end-shape="id7" draw:end-glue-point="2" svg:d="M11200 22400v-3200" svg:viewBox="0 0 1 3201">
          <text:p/>
        </draw:connector>
        <draw:connector draw:style-name="gr4" draw:layer="layout" svg:x1="13.6cm" svg:y1="20.8cm" svg:x2="11.2cm" svg:y2="19.2cm" draw:start-shape="id9" draw:end-shape="id7" draw:end-glue-point="2" svg:d="M13600 20800v-800h-2400v-800" svg:viewBox="0 0 2401 1601">
          <text:p/>
        </draw:connector>
        <draw:connector draw:style-name="gr4" draw:layer="layout" svg:x1="6.4cm" svg:y1="17.6cm" svg:x2="16.012cm" svg:y2="16cm" draw:start-shape="id10" draw:start-glue-point="0" draw:end-shape="id5" svg:d="M6400 17600v-800h9612v-800" svg:viewBox="0 0 9613 1601">
          <text:p/>
        </draw:connector>
        <draw:connector draw:style-name="gr4" draw:layer="layout" draw:line-skew="-0.4cm" svg:x1="11.2cm" svg:y1="18.4cm" svg:x2="16.012cm" svg:y2="16cm" draw:start-shape="id7" draw:start-glue-point="0" draw:end-shape="id5" svg:d="M11200 18400v-1600h4812v-800" svg:viewBox="0 0 4813 2401">
          <text:p/>
        </draw:connector>
        <draw:custom-shape draw:style-name="gr2" draw:text-style-name="P1" xml:id="id11" draw:id="id11" draw:layer="layout" svg:width="4.8cm" svg:height="0.8cm" svg:x="23.2cm" svg:y="17.6cm">
          <text:p text:style-name="P1">Décorateur</text:p>
          <draw:enhanced-geometry svg:viewBox="0 0 21600 21600" draw:type="rectangle" draw:enhanced-path="M 0 0 L 21600 0 21600 21600 0 21600 0 0 Z N"/>
        </draw:custom-shape>
        <draw:connector draw:style-name="gr4" draw:layer="layout" svg:x1="25.6cm" svg:y1="17.6cm" svg:x2="16.012cm" svg:y2="16cm" draw:start-shape="id11" draw:end-shape="id5" draw:end-glue-point="2" svg:d="M25600 17600v-800h-9588v-800" svg:viewBox="0 0 9589 1601">
          <text:p/>
        </draw:connector>
        <draw:connector draw:style-name="gr4" draw:layer="layout" svg:x1="18.4cm" svg:y1="20cm" svg:x2="25.6cm" svg:y2="18.4cm" draw:start-shape="id12" draw:end-shape="id11" draw:end-glue-point="2" svg:d="M18400 20000v-800h7200v-800" svg:viewBox="0 0 7201 1601">
          <text:p/>
        </draw:connector>
        <draw:connector draw:style-name="gr4" draw:layer="layout" draw:line-skew="-1.2cm" svg:x1="33.6cm" svg:y1="22.4cm" svg:x2="25.6cm" svg:y2="18.4cm" draw:start-shape="id13" draw:start-glue-point="0" draw:end-shape="id11" draw:end-glue-point="2" svg:d="M33600 22400v-3200h-8000v-800" svg:viewBox="0 0 8001 4001">
          <text:p/>
        </draw:connector>
        <draw:custom-shape draw:style-name="gr3" draw:text-style-name="P1" xml:id="id14" draw:id="id14" draw:layer="layout" svg:width="3.2cm" svg:height="0.8cm" svg:x="38.5cm" svg:y="3.6cm">
          <text:p text:style-name="P1">Client</text:p>
          <draw:enhanced-geometry svg:viewBox="0 0 21600 21600" draw:type="rectangle" draw:enhanced-path="M 0 0 L 21600 0 21600 21600 0 21600 0 0 Z N"/>
        </draw:custom-shape>
        <draw:connector draw:style-name="gr4" draw:layer="layout" svg:x1="41.7cm" svg:y1="4cm" svg:x2="44cm" svg:y2="2.4cm" draw:start-shape="id14" draw:start-glue-point="1" draw:end-shape="id15" draw:end-glue-point="2" svg:d="M41700 4000h2300v-1600" svg:viewBox="0 0 2301 1601">
          <text:p/>
        </draw:connector>
        <draw:connector draw:style-name="gr4" draw:layer="layout" svg:x1="44cm" svg:y1="10.7cm" svg:x2="44cm" svg:y2="2.4cm" draw:start-shape="id16" draw:start-glue-point="0" draw:end-shape="id15" draw:end-glue-point="2" svg:d="M44000 10700v-8300" svg:viewBox="0 0 1 8301">
          <text:p/>
        </draw:connector>
        <draw:g xml:id="id19" draw:id="id19">
          <draw:custom-shape draw:style-name="gr2" draw:text-style-name="P1" draw:layer="layout" svg:width="4.8cm" svg:height="0.8cm" svg:x="25.6cm" svg:y="7.2cm">
            <text:p text:style-name="P1">Classe standard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4.8cm" svg:height="2.4cm" svg:x="25.6cm" svg:y="8cm">
            <text:list text:style-name="L1">
              <text:list-item>
                <text:p text:style-name="P2"><text:span text:style-name="T1">Code</text:span></text:p>
              </text:list-item>
              <text:list-item>
                <text:p text:style-name="P2">Type de bien</text:p>
              </text:list-item>
              <text:list-item>
                <text:p text:style-name="P2">Prix maximum</text:p>
              </text:list-item>
              <text:list-item>
                <text:p text:style-name="P2">Superficie min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ustom-shape draw:style-name="gr6" draw:text-style-name="P1" xml:id="id18" draw:id="id18" draw:layer="layout" svg:width="4.8cm" svg:height="1.6cm" svg:x="18.8cm" svg:y="8cm">
          <text:p text:style-name="P1">Apparteni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layer="layout" svg:x1="17.2cm" svg:y1="12.8cm" svg:x2="18.8cm" svg:y2="8.8cm" draw:start-shape="id17" draw:start-glue-point="0" draw:end-shape="id18" draw:end-glue-point="5" svg:d="M17200 12800v-4000h1600" svg:viewBox="0 0 1601 4001">
          <text:p/>
        </draw:connector>
        <draw:connector draw:style-name="gr7" draw:layer="layout" svg:x1="23.6cm" svg:y1="8.8cm" svg:x2="25.6cm" svg:y2="8.8cm" draw:start-shape="id18" draw:start-glue-point="7" draw:end-shape="id19" draw:end-glue-point="3" svg:d="M23600 8800h2000" svg:viewBox="0 0 2001 1">
          <text:p/>
        </draw:connector>
        <draw:g xml:id="id21" draw:id="id21">
          <draw:custom-shape draw:style-name="gr2" draw:text-style-name="P1" xml:id="id16" draw:id="id16" draw:layer="layout" svg:width="4.8cm" svg:height="0.8cm" svg:x="41.6cm" svg:y="10.7cm">
            <text:p text:style-name="P1">Offrant</text:p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4.8cm" svg:height="1.8cm" svg:x="41.6cm" svg:y="11.5cm">
            <text:list text:style-name="L1">
              <text:list-item>
                <text:p text:style-name="P2">Tel prof.</text:p>
              </text:list-item>
              <text:list-item>
                <text:p text:style-name="P2">Heure dispo. privé</text:p>
              </text:list-item>
              <text:list-item>
                <text:p text:style-name="P2">Heure dispo. prof.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ustom-shape draw:style-name="gr6" draw:text-style-name="P1" xml:id="id20" draw:id="id20" draw:layer="layout" svg:width="4.8cm" svg:height="1.6cm" svg:x="34.4cm" svg:y="11.2cm">
          <text:p text:style-name="P1">Offri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layer="layout" svg:x1="18.4cm" svg:y1="13.6cm" svg:x2="34.4cm" svg:y2="12cm" draw:start-shape="id17" draw:start-glue-point="1" draw:end-shape="id20" draw:end-glue-point="5" svg:d="M18400 13600h8000v-1600h8000" svg:viewBox="0 0 16001 1601">
          <text:p/>
        </draw:connector>
        <draw:connector draw:style-name="gr7" draw:layer="layout" svg:x1="39.2cm" svg:y1="12cm" svg:x2="41.6cm" svg:y2="12cm" draw:start-shape="id20" draw:start-glue-point="7" draw:end-shape="id21" draw:end-glue-point="3" svg:d="M39200 12000h2400" svg:viewBox="0 0 2401 1">
          <text:p/>
        </draw:connector>
        <draw:g xml:id="id5" draw:id="id5">
          <draw:custom-shape draw:style-name="gr2" draw:text-style-name="P1" draw:layer="layout" svg:width="4.8cm" svg:height="0.8cm" svg:x="13.612cm" svg:y="12.8cm">
            <text:p text:style-name="P1">Bien immobilier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4.8cm" svg:height="2.4cm" svg:x="13.612cm" svg:y="13.6cm">
            <text:list text:style-name="L1">
              <text:list-item>
                <text:p text:style-name="P2"><text:span text:style-name="T1">ID</text:span></text:p>
              </text:list-item>
              <text:list-item>
                <text:p text:style-name="P2">Statut</text:p>
              </text:list-item>
              <text:list-item>
                <text:p text:style-name="P2">Date soumission</text:p>
              </text:list-item>
              <text:list-item>
                <text:p text:style-name="P2">Revenu cadastral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xml:id="id22" draw:id="id22">
          <draw:custom-shape draw:style-name="gr2" draw:text-style-name="P1" draw:layer="layout" svg:width="4.8cm" svg:height="0.8cm" svg:x="30.4cm" svg:y="13.6cm">
            <text:p text:style-name="P1">Adresse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4.8cm" svg:height="2.4cm" svg:x="30.4cm" svg:y="14.4cm">
            <text:list text:style-name="L1">
              <text:list-item>
                <text:p text:style-name="P2"><text:span text:style-name="T1">ID</text:span></text:p>
              </text:list-item>
              <text:list-item>
                <text:p text:style-name="P2">Rue – n°</text:p>
              </text:list-item>
              <text:list-item>
                <text:p text:style-name="P2">CP</text:p>
              </text:list-item>
              <text:list-item>
                <text:p text:style-name="P2">Localité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ustom-shape draw:style-name="gr6" draw:text-style-name="P1" xml:id="id23" draw:id="id23" draw:layer="layout" svg:width="4.8cm" svg:height="1.6cm" svg:x="37.6cm" svg:y="14.4cm">
          <text:p text:style-name="P1">Habit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layer="layout" svg:x1="35.2cm" svg:y1="15.2cm" svg:x2="37.6cm" svg:y2="15.2cm" draw:start-shape="id22" draw:start-glue-point="1" draw:end-shape="id23" draw:end-glue-point="5" svg:d="M35200 15200h2400" svg:viewBox="0 0 2401 1">
          <text:p/>
        </draw:connector>
        <draw:connector draw:style-name="gr7" draw:layer="layout" svg:x1="42.4cm" svg:y1="15.2cm" svg:x2="44cm" svg:y2="13.3cm" draw:start-shape="id23" draw:start-glue-point="7" draw:end-shape="id21" draw:end-glue-point="2" svg:d="M42400 15200h1600v-1900" svg:viewBox="0 0 1601 1901">
          <text:p/>
        </draw:connector>
        <draw:custom-shape draw:style-name="gr6" draw:text-style-name="P1" xml:id="id25" draw:id="id25" draw:layer="layout" svg:width="4.8cm" svg:height="1.6cm" svg:x="23.3cm" svg:y="14.4cm">
          <text:p text:style-name="P1">Se situ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layer="layout" svg:x1="18.4cm" svg:y1="15.2cm" svg:x2="23.3cm" svg:y2="15.2cm" draw:start-shape="id24" draw:end-shape="id25" draw:end-glue-point="5" svg:d="M18400 15200h4900" svg:viewBox="0 0 4901 1">
          <text:p/>
        </draw:connector>
        <draw:connector draw:style-name="gr7" draw:layer="layout" svg:x1="28.1cm" svg:y1="15.2cm" svg:x2="30.4cm" svg:y2="15.2cm" draw:start-shape="id25" draw:start-glue-point="7" draw:end-shape="id22" draw:end-glue-point="3" svg:d="M28100 15200h2300" svg:viewBox="0 0 2301 1">
          <text:p/>
        </draw:connector>
        <draw:custom-shape draw:style-name="gr6" draw:text-style-name="P1" xml:id="id26" draw:id="id26" draw:layer="layout" svg:width="4.8cm" svg:height="1.6cm" svg:x="27.6cm" svg:y="0cm">
          <text:p text:style-name="P1">Visit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>
          <draw:frame draw:style-name="gr9" xml:id="id27" draw:id="id27" draw:layer="layout" svg:width="1.6cm" svg:height="0.8cm" svg:x="30.8cm" svg:y="1.6cm">
            <draw:text-box>
              <text:p>Date</text:p>
            </draw:text-box>
          </draw:frame>
          <draw:frame draw:style-name="gr10" xml:id="id28" draw:id="id28" draw:layer="layout" svg:width="2.4cm" svg:height="0.8cm" svg:x="30.8cm" svg:y="2.4cm">
            <draw:text-box>
              <text:p>Heure</text:p>
            </draw:text-box>
          </draw:frame>
          <draw:connector draw:style-name="gr11" draw:layer="layout" svg:x1="30cm" svg:y1="1.6cm" svg:x2="30.8cm" svg:y2="2cm" draw:start-shape="id26" draw:start-glue-point="6" draw:end-shape="id27" draw:end-glue-point="3" svg:d="M30000 1600v400h800" svg:viewBox="0 0 801 401">
            <text:p/>
          </draw:connector>
          <draw:connector draw:style-name="gr11" draw:layer="layout" svg:x1="30cm" svg:y1="1.6cm" svg:x2="30.8cm" svg:y2="2.8cm" draw:start-shape="id26" draw:start-glue-point="6" draw:end-shape="id28" draw:end-glue-point="3" svg:d="M30000 1600v1200h800" svg:viewBox="0 0 801 1201">
            <text:p/>
          </draw:connector>
        </draw:g>
        <draw:connector draw:style-name="gr7" draw:layer="layout" draw:line-skew="-1.899cm" svg:x1="13.6cm" svg:y1="13.6cm" svg:x2="27.6cm" svg:y2="0.8cm" draw:start-shape="id29" draw:start-glue-point="3" draw:end-shape="id26" draw:end-glue-point="5" svg:d="M13600 13600h-2400v-12800h16400" svg:viewBox="0 0 16401 12801">
          <text:p/>
        </draw:connector>
        <draw:connector draw:style-name="gr7" draw:layer="layout" svg:x1="32.4cm" svg:y1="0.8cm" svg:x2="40.1cm" svg:y2="3.6cm" draw:start-shape="id26" draw:start-glue-point="7" draw:end-shape="id14" draw:end-glue-point="0" svg:d="M32400 800h7700v2800" svg:viewBox="0 0 7701 2801">
          <text:p/>
        </draw:connector>
        <draw:custom-shape draw:style-name="gr3" draw:text-style-name="P1" xml:id="id31" draw:id="id31" draw:layer="layout" svg:width="6.4cm" svg:height="1.6cm" svg:x="4.8cm" svg:y="14.4cm">
          <text:p text:style-name="P1">Être responsab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layer="layout" svg:x1="13.6cm" svg:y1="15.2cm" svg:x2="11.2cm" svg:y2="15.2cm" draw:start-shape="id30" draw:end-shape="id31" draw:end-glue-point="7" svg:d="M13600 15200h-2400" svg:viewBox="0 0 2401 1">
          <text:p/>
        </draw:connector>
        <draw:connector draw:style-name="gr7" draw:layer="layout" svg:x1="4.8cm" svg:y1="15.2cm" svg:x2="2.4cm" svg:y2="12.4cm" draw:start-shape="id31" draw:start-glue-point="5" draw:end-shape="id32" draw:end-glue-point="2" svg:d="M4800 15200h-2400v-2800" svg:viewBox="0 0 2401 2801">
          <text:p/>
        </draw:connector>
        <draw:custom-shape draw:style-name="gr6" draw:text-style-name="P1" xml:id="id33" draw:id="id33" draw:layer="layout" svg:width="4.8cm" svg:height="1.6cm" svg:x="18.8cm" svg:y="3.2cm">
          <text:p text:style-name="P1">Acquéri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layer="layout" svg:x1="14.8cm" svg:y1="12.8cm" svg:x2="18.8cm" svg:y2="4cm" draw:start-shape="id29" draw:start-glue-point="0" draw:end-shape="id33" draw:end-glue-point="5" svg:d="M14800 12800v-8800h4000" svg:viewBox="0 0 4001 8801">
          <text:p/>
        </draw:connector>
        <draw:connector draw:style-name="gr7" draw:layer="layout" svg:x1="23.6cm" svg:y1="4cm" svg:x2="38.5cm" svg:y2="4cm" draw:start-shape="id33" draw:start-glue-point="7" draw:end-shape="id14" draw:end-glue-point="3" svg:d="M23600 4000h14900" svg:viewBox="0 0 14901 1">
          <text:p/>
        </draw:connector>
        <draw:g>
          <draw:frame draw:style-name="gr9" xml:id="id34" draw:id="id34" draw:layer="layout" svg:width="1.6cm" svg:height="0.8cm" svg:x="22cm" svg:y="4.8cm">
            <draw:text-box>
              <text:p>Date</text:p>
            </draw:text-box>
          </draw:frame>
          <draw:frame draw:style-name="gr10" xml:id="id35" draw:id="id35" draw:layer="layout" svg:width="2.4cm" svg:height="0.8cm" svg:x="22cm" svg:y="5.6cm">
            <draw:text-box>
              <text:p>Prix</text:p>
            </draw:text-box>
          </draw:frame>
          <draw:connector draw:style-name="gr11" draw:layer="layout" svg:x1="21.2cm" svg:y1="4.8cm" svg:x2="22cm" svg:y2="5.2cm" draw:start-shape="id33" draw:start-glue-point="6" draw:end-shape="id34" draw:end-glue-point="3" svg:d="M21200 4800v400h800" svg:viewBox="0 0 801 401">
            <text:p/>
          </draw:connector>
          <draw:connector draw:style-name="gr11" draw:layer="layout" svg:x1="21.2cm" svg:y1="4.8cm" svg:x2="22cm" svg:y2="6cm" draw:start-shape="id33" draw:start-glue-point="6" draw:end-shape="id35" draw:end-glue-point="3" svg:d="M21200 4800v1200h800" svg:viewBox="0 0 801 1201">
            <text:p/>
          </draw:connector>
          <draw:frame draw:style-name="gr10" xml:id="id36" draw:id="id36" draw:layer="layout" svg:width="3.2cm" svg:height="0.8cm" svg:x="22cm" svg:y="6.4cm">
            <draw:text-box>
              <text:p>N° contrat</text:p>
            </draw:text-box>
          </draw:frame>
          <draw:connector draw:style-name="gr11" draw:layer="layout" svg:x1="21.2cm" svg:y1="4.8cm" svg:x2="22cm" svg:y2="6.8cm" draw:start-shape="id33" draw:start-glue-point="6" draw:end-shape="id36" draw:end-glue-point="3" svg:d="M21200 4800v2000h800" svg:viewBox="0 0 801 2001">
            <text:p/>
          </draw:connector>
        </draw:g>
        <draw:g xml:id="id37" draw:id="id37">
          <draw:custom-shape draw:style-name="gr2" draw:text-style-name="P1" draw:layer="layout" svg:width="4.8cm" svg:height="0.8cm" svg:x="28cm" svg:y="20cm">
            <text:p text:style-name="P1">Descriptif</text:p>
            <draw:enhanced-geometry svg:viewBox="0 0 21600 21600" draw:type="rectangle" draw:enhanced-path="M 0 0 L 21600 0 21600 21600 0 21600 0 0 Z N"/>
          </draw:custom-shape>
          <draw:custom-shape draw:style-name="gr12" draw:text-style-name="P3" draw:layer="layout" svg:width="4.8cm" svg:height="0.8cm" svg:x="28cm" svg:y="20.8cm">
            <text:list text:style-name="L1">
              <text:list-item>
                <text:p text:style-name="P3">Description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onnector draw:style-name="gr4" draw:layer="layout" svg:x1="30.4cm" svg:y1="20cm" svg:x2="25.6cm" svg:y2="18.4cm" draw:start-shape="id37" draw:start-glue-point="0" draw:end-shape="id11" svg:d="M30400 20000v-800h-4800v-800" svg:viewBox="0 0 4801 1601">
          <text:p/>
        </draw:connector>
        <draw:g xml:id="id12" draw:id="id12">
          <draw:custom-shape draw:style-name="gr3" draw:text-style-name="P1" draw:layer="layout" svg:width="3.2cm" svg:height="0.8cm" svg:x="16.8cm" svg:y="20cm">
            <text:p text:style-name="P1">À louer</text:p>
            <draw:enhanced-geometry svg:viewBox="0 0 21600 21600" draw:type="rectangle" draw:enhanced-path="M 0 0 L 21600 0 21600 21600 0 21600 0 0 Z N"/>
          </draw:custom-shape>
          <draw:custom-shape draw:style-name="gr13" draw:text-style-name="P3" draw:layer="layout" svg:width="3.2cm" svg:height="2.8cm" svg:x="16.8cm" svg:y="20.8cm">
            <text:list text:style-name="L1">
              <text:list-item>
                <text:p text:style-name="P3">Caution</text:p>
              </text:list-item>
              <text:list-item>
                <text:p text:style-name="P3">Loyer</text:p>
              </text:list-item>
              <text:list-item>
                <text:p text:style-name="P3">Charges</text:p>
              </text:list-item>
              <text:list-item>
                <text:p text:style-name="P3">Bail</text:p>
              </text:list-item>
              <text:list-item>
                <text:p text:style-name="P3">Garniture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xml:id="id13" draw:id="id13">
          <draw:custom-shape draw:style-name="gr3" draw:text-style-name="P1" draw:layer="layout" svg:width="3.2cm" svg:height="0.8cm" svg:x="32cm" svg:y="22.4cm">
            <text:p text:style-name="P1">À vendre</text:p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3.2cm" svg:height="0.8cm" svg:x="32cm" svg:y="23.2cm">
            <text:list text:style-name="L1">
              <text:list-item>
                <text:p text:style-name="P3">Prix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xml:id="id38" draw:id="id38">
          <draw:custom-shape draw:style-name="gr2" draw:text-style-name="P1" draw:layer="layout" svg:width="4.8cm" svg:height="0.8cm" svg:x="31.2cm" svg:y="24.8cm">
            <text:p text:style-name="P1">HabitationComm.</text:p>
            <draw:enhanced-geometry svg:viewBox="0 0 21600 21600" draw:type="rectangle" draw:enhanced-path="M 0 0 L 21600 0 21600 21600 0 21600 0 0 Z N"/>
          </draw:custom-shape>
          <draw:custom-shape draw:style-name="gr12" draw:text-style-name="P3" draw:layer="layout" svg:width="4.8cm" svg:height="0.8cm" svg:x="31.2cm" svg:y="25.6cm">
            <text:list text:style-name="L1">
              <text:list-item>
                <text:p text:style-name="P3">État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onnector draw:style-name="gr4" draw:layer="layout" svg:x1="33.6cm" svg:y1="24.8cm" svg:x2="33.6cm" svg:y2="24cm" draw:start-shape="id38" draw:start-glue-point="0" draw:end-shape="id13" draw:end-glue-point="2" svg:d="M33600 24800v-800" svg:viewBox="0 0 1 801">
          <text:p/>
        </draw:connector>
        <draw:g>
          <draw:custom-shape draw:style-name="gr2" draw:text-style-name="P1" xml:id="id39" draw:id="id39" draw:layer="layout" svg:width="4.8cm" svg:height="0.8cm" svg:x="24.8cm" svg:y="23.2cm">
            <text:p text:style-name="P1">MaisonAppart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4.8cm" svg:height="2.4cm" svg:x="24.8cm" svg:y="24cm">
            <text:list text:style-name="L1">
              <text:list-item>
                <text:p text:style-name="P3">Nb chambres</text:p>
              </text:list-item>
              <text:list-item>
                <text:p text:style-name="P3">Nb garages</text:p>
              </text:list-item>
              <text:list-item>
                <text:p text:style-name="P3">Cuisine équipée</text:p>
              </text:list-item>
              <text:list-item>
                <text:p text:style-name="P3">Superficie jardin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onnector draw:style-name="gr4" draw:layer="layout" draw:line-skew="-1.6cm" svg:x1="27.2cm" svg:y1="23.2cm" svg:x2="25.6cm" svg:y2="18.4cm" draw:start-shape="id39" draw:start-glue-point="0" draw:end-shape="id11" draw:end-glue-point="2" svg:d="M27200 23200v-4000h-1600v-800" svg:viewBox="0 0 1601 4801">
          <text:p/>
        </draw:connector>
        <draw:g>
          <draw:custom-shape draw:style-name="gr3" draw:text-style-name="P1" xml:id="id4" draw:id="id4" draw:layer="layout" svg:width="3.2cm" svg:height="0.8cm" svg:x="4.8cm" svg:y="22.4cm">
            <text:p text:style-name="P1">Maison</text:p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3.2cm" svg:height="0.8cm" svg:x="4.8cm" svg:y="23.2cm">
            <text:list text:style-name="L1">
              <text:list-item>
                <text:p text:style-name="P3">Nb étages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xml:id="id40" draw:id="id40" draw:layer="layout" svg:width="4.8cm" svg:height="0.8cm" svg:x="21.6cm" svg:y="20cm">
            <text:p text:style-name="P1">Dans immeuble</text:p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4.8cm" svg:height="1.2cm" svg:x="21.6cm" svg:y="20.8cm">
            <text:list text:style-name="L1">
              <text:list-item>
                <text:p text:style-name="P3">Étage</text:p>
              </text:list-item>
              <text:list-item>
                <text:p text:style-name="P3">Ascenseur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onnector draw:style-name="gr4" draw:layer="layout" svg:x1="24cm" svg:y1="20cm" svg:x2="25.6cm" svg:y2="18.4cm" draw:start-shape="id40" draw:start-glue-point="0" draw:end-shape="id11" draw:end-glue-point="2" svg:d="M24000 20000v-800h1600v-800" svg:viewBox="0 0 1601 1601">
          <text:p/>
        </draw:connector>
        <draw:g>
          <draw:custom-shape draw:style-name="gr3" draw:text-style-name="P1" xml:id="id10" draw:id="id10" draw:layer="layout" svg:width="3.2cm" svg:height="0.8cm" svg:x="4.8cm" svg:y="17.6cm">
            <text:p text:style-name="P1">Terrain</text:p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3.2cm" svg:height="0.8cm" svg:x="4.8cm" svg:y="18.4cm">
            <text:list text:style-name="L1">
              <text:list-item>
                <text:p text:style-name="P3">Superficie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xml:id="id41" draw:id="id41" draw:layer="layout" svg:width="4.8cm" svg:height="0.8cm" svg:x="18.4cm" svg:y="24cm">
            <text:p text:style-name="P1">BureauCommerce</text:p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4.8cm" svg:height="1.2cm" svg:x="18.4cm" svg:y="24.8cm">
            <text:list text:style-name="L1">
              <text:list-item>
                <text:p text:style-name="P3">Superficie</text:p>
              </text:list-item>
              <text:list-item>
                <text:p text:style-name="P3">Nb pièces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onnector draw:style-name="gr4" draw:layer="layout" draw:line-skew="-2cm" svg:x1="20.8cm" svg:y1="24cm" svg:x2="25.6cm" svg:y2="18.4cm" draw:start-shape="id41" draw:start-glue-point="0" draw:end-shape="id11" draw:end-glue-point="2" svg:d="M20800 24000v-4800h4800v-800" svg:viewBox="0 0 4801 5601">
          <text:p/>
        </draw:connector>
        <draw:g>
          <draw:custom-shape draw:style-name="gr2" draw:text-style-name="P1" draw:layer="layout" svg:width="4.8cm" svg:height="0.8cm" svg:x="41.6cm" svg:y="0cm">
            <text:p text:style-name="P1">Client générique</text:p>
            <draw:enhanced-geometry svg:viewBox="0 0 21600 21600" draw:type="rectangle" draw:enhanced-path="M 0 0 L 21600 0 21600 21600 0 21600 0 0 Z N"/>
          </draw:custom-shape>
          <draw:custom-shape draw:style-name="gr16" draw:text-style-name="P2" xml:id="id15" draw:id="id15" draw:layer="layout" svg:width="4.8cm" svg:height="1.6cm" svg:x="41.6cm" svg:y="0.8cm">
            <text:list text:style-name="L1">
              <text:list-item>
                <text:p text:style-name="P2"><text:span text:style-name="T1">ID</text:span></text:p>
              </text:list-item>
              <text:list-item>
                <text:p text:style-name="P2">Nom</text:p>
              </text:list-item>
              <text:list-item>
                <text:p text:style-name="P2">Tél privé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ustom-shape draw:style-name="gr6" draw:text-style-name="P1" xml:id="id42" draw:id="id42" draw:layer="layout" svg:width="4.8cm" svg:height="1.6cm" svg:x="32.8cm" svg:y="8cm">
          <text:p text:style-name="P1">Cherch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layer="layout" svg:x1="30.4cm" svg:y1="8.8cm" svg:x2="32.8cm" svg:y2="8.8cm" draw:start-shape="id19" draw:start-glue-point="1" draw:end-shape="id42" draw:end-glue-point="5" svg:d="M30400 8800h2400" svg:viewBox="0 0 2401 1">
          <text:p/>
        </draw:connector>
        <draw:connector draw:style-name="gr7" draw:layer="layout" svg:x1="37.6cm" svg:y1="8.8cm" svg:x2="40.1cm" svg:y2="4.4cm" draw:start-shape="id42" draw:start-glue-point="7" draw:end-shape="id14" draw:end-glue-point="2" svg:d="M37600 8800h2500v-4400" svg:viewBox="0 0 2501 4401">
          <text:p/>
        </draw:connector>
        <draw:g xml:id="id32" draw:id="id32">
          <draw:custom-shape draw:style-name="gr2" draw:text-style-name="P1" draw:layer="layout" svg:width="4.8cm" svg:height="0.8cm" svg:x="0cm" svg:y="10.4cm">
            <text:p text:style-name="P1">Employé</text:p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4.8cm" svg:height="1.2cm" svg:x="0cm" svg:y="11.2cm">
            <text:list text:style-name="L1">
              <text:list-item>
                <text:p text:style-name="P3"><text:span text:style-name="T1">ID</text:span></text:p>
              </text:list-item>
              <text:list-item>
                <text:p text:style-name="P3">Nom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xml:id="id43" draw:id="id43">
          <draw:custom-shape draw:style-name="gr2" draw:text-style-name="P1" draw:layer="layout" svg:width="4.8cm" svg:height="0.8cm" svg:x="0cm" svg:y="1.6cm">
            <text:p text:style-name="P1">Département</text:p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4.8cm" svg:height="1.2cm" svg:x="0cm" svg:y="2.4cm">
            <text:list text:style-name="L1">
              <text:list-item>
                <text:p text:style-name="P3"><text:span text:style-name="T1">ID</text:span></text:p>
              </text:list-item>
              <text:list-item>
                <text:p text:style-name="P3">Nom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ustom-shape draw:style-name="gr6" draw:text-style-name="P1" xml:id="id44" draw:id="id44" draw:layer="layout" svg:width="4.8cm" svg:height="1.6cm" svg:x="0cm" svg:y="6.4cm">
          <text:p text:style-name="P1">Apparteni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xml:id="id45" draw:id="id45" draw:layer="layout" svg:width="4.8cm" svg:height="1.6cm" svg:x="5.6cm" svg:y="6.4cm">
          <text:p text:style-name="P1">Dirig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layer="layout" svg:x1="2.4cm" svg:y1="3.6cm" svg:x2="2.4cm" svg:y2="6.4cm" draw:start-shape="id43" draw:start-glue-point="2" draw:end-shape="id44" draw:end-glue-point="4" svg:d="M2400 3600v2800" svg:viewBox="0 0 1 2801">
          <text:p/>
        </draw:connector>
        <draw:connector draw:style-name="gr7" draw:layer="layout" svg:x1="4.8cm" svg:y1="2.6cm" svg:x2="8cm" svg:y2="6.4cm" draw:start-shape="id43" draw:start-glue-point="1" draw:end-shape="id45" draw:end-glue-point="4" svg:d="M4800 2600h3200v3800" svg:viewBox="0 0 3201 3801">
          <text:p/>
        </draw:connector>
        <draw:connector draw:style-name="gr7" draw:layer="layout" svg:x1="8cm" svg:y1="8cm" svg:x2="4.8cm" svg:y2="11.4cm" draw:start-shape="id45" draw:start-glue-point="6" draw:end-shape="id32" draw:end-glue-point="1" svg:d="M8000 8000v3400h-3200" svg:viewBox="0 0 3201 3401">
          <text:p/>
        </draw:connector>
        <draw:connector draw:style-name="gr7" draw:layer="layout" svg:x1="2.4cm" svg:y1="8cm" svg:x2="2.4cm" svg:y2="10.4cm" draw:start-shape="id44" draw:start-glue-point="6" draw:end-shape="id32" draw:end-glue-point="0" svg:d="M2400 8000v2400" svg:viewBox="0 0 1 2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justify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6.4cm" fo:page-height="26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iagramm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6T19:05:54.933000000</meta:creation-date>
    <dc:title>Diagramme</dc:title>
    <meta:editing-duration>PT59M59S</meta:editing-duration>
    <meta:editing-cycles>18</meta:editing-cycles>
    <meta:generator>LibreOffice/4.3.4.1$Windows_x86 LibreOffice_project/bc356b2f991740509f321d70e4512a6a54c5f243</meta:generator>
    <dc:date>2014-12-07T17:30:09.947000000</dc:date>
    <meta:document-statistic meta:object-count="122"/>
    <meta:template xlink:type="simple" xlink:actuate="onRequest" xlink:title="Diagramme" xlink:href="../../../../../../AppData/Roaming/LibreOffice/4/user/template/Diagramme.otg" meta:date="2014-12-06T19:05:54.762000000"/>
  </office:meta>
</office:document-meta>
</file>